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style:text-position="super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left" fo:margin-bottom="10.00pt"/>
    </style:style>
    <style:style style:name="P3" style:family="paragraph">
      <style:paragraph-properties fo:line-height="15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left" fo:margin-bottom="10.00pt"/>
    </style:style>
    <style:style style:name="P5" style:family="paragraph">
      <style:paragraph-properties fo:line-height="150.00%" fo:text-align="left" fo:margin-left="72.00pt" fo:text-indent="0.00pt" fo:margin-bottom="10.00pt"/>
    </style:style>
    <style:style style:name="P6" style:family="paragraph">
      <style:paragraph-properties fo:line-height="150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left" fo:margin-bottom="10.00pt"/>
    </style:style>
    <style:style style:name="P8" style:family="paragraph">
      <style:paragraph-properties fo:line-height="150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50.00%" fo:text-align="left" fo:margin-bottom="10.00pt"/>
    </style:style>
    <style:style style:name="P10" style:family="paragraph">
      <style:paragraph-properties fo:line-height="150.00%" fo:text-align="left" fo:margin-left="72.00pt" fo:text-indent="0.00p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50.00%" fo:text-align="left" fo:margin-bottom="10.00pt"/>
    </style:style>
    <style:style style:name="P12" style:family="paragraph">
      <style:paragraph-properties fo:line-height="150.00%" fo:text-align="left" fo:margin-left="36.00pt" fo:text-indent="0.00pt" fo:margin-bottom="10.00pt"/>
    </style:style>
    <style:style style:name="P13" style:family="paragraph">
      <style:paragraph-properties fo:line-height="150.00%" fo:text-align="left" fo:margin-bottom="10.00pt"/>
    </style:style>
    <text:list-style style:name="L1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4" style:family="paragraph">
      <style:paragraph-properties fo:line-height="150.00%" fo:text-align="left" fo:margin-bottom="10.00pt"/>
    </style:style>
    <style:style style:name="P15" style:family="paragraph">
      <style:paragraph-properties fo:line-height="150.00%" fo:text-align="left" fo:margin-bottom="10.00pt"/>
    </style:style>
    <text:list-style style:name="L1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" style:family="paragraph">
      <style:paragraph-properties fo:line-height="150.00%" fo:text-align="left" fo:margin-bottom="10.00pt"/>
    </style:style>
    <style:style style:name="P17" style:family="paragraph">
      <style:paragraph-properties fo:line-height="150.00%" fo:text-align="left" fo:margin-bottom="10.00p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50.00%" fo:text-align="left" fo:margin-bottom="10.00pt"/>
    </style:style>
    <style:style style:name="P19" style:family="paragraph">
      <style:paragraph-properties fo:line-height="15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50.00%" fo:text-align="left" fo:margin-bottom="10.00pt"/>
    </style:style>
    <style:style style:name="P21" style:family="paragraph">
      <style:paragraph-properties fo:line-height="150.00%" fo:text-align="left" fo:margin-left="36.00pt" fo:text-indent="0.00pt" fo:margin-bottom="10.00pt"/>
    </style:style>
    <style:style style:name="P22" style:family="paragraph">
      <style:paragraph-properties fo:line-height="150.00%" fo:text-align="left" fo:margin-bottom="10.00pt"/>
    </style:style>
    <text:list-style style:name="L2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3" style:family="paragraph">
      <style:paragraph-properties fo:line-height="150.00%" fo:text-align="left" fo:margin-bottom="10.00pt"/>
    </style:style>
    <style:style style:name="P24" style:family="paragraph">
      <style:paragraph-properties fo:line-height="150.00%" fo:text-align="left" fo:margin-bottom="10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50.00%" fo:text-align="left" fo:margin-bottom="10.00pt"/>
    </style:style>
    <style:style style:name="P26" style:family="paragraph">
      <style:paragraph-properties fo:line-height="150.00%" fo:text-align="left" fo:margin-bottom="1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50.00%" fo:text-align="left" fo:margin-bottom="8.00pt"/>
    </style:style>
    <style:style style:name="P28" style:family="paragraph">
      <style:paragraph-properties fo:line-height="150.00%" fo:text-align="left" fo:margin-bottom="8.00pt"/>
    </style:style>
    <style:style style:name="P29" style:family="paragraph">
      <style:paragraph-properties fo:line-height="150.00%" fo:text-align="left" fo:margin-left="36.00pt" fo:text-indent="0.00pt" fo:margin-bottom="10.00pt"/>
    </style:style>
  </office:automatic-styles>
  <office:body>
    <office:text>
      <text:p text:style-name="P1"><text:span text:style-name="T1">ES6 Assignments</text:span></text:p>
      <text:list text:style-name="L2">
        <text:list-item>
          <text:p text:style-name="P2"><text:span text:style-name="T2">Constants:</text:span><text:span text:style-name="T3">Declare a constant &amp; confirm its value cannot be changed.</text:span><text:span text:style-name="T4"/></text:p>
        </text:list-item>
      </text:list>
      <text:p text:style-name="P3"><text:span text:style-name="T5">const myconst=22;</text:span></text:p>
      <text:p text:style-name="P3"><text:span text:style-name="T5">myconst=90;</text:span></text:p>
      <text:p text:style-name="P3"><text:span text:style-name="T5">console.log(myconst)</text:span></text:p>
      <text:p text:style-name="P3"><text:span text:style-name="T5">=================================================================</text:span></text:p>
      <text:list text:style-name="L4">
        <text:list-item>
          <text:p text:style-name="P4"><text:span text:style-name="T6">Scoping:</text:span><text:span text:style-name="T7">Declare a variable inside if condition &amp; make sure that it is not accessible outside if condition.</text:span><text:span text:style-name="T8"/></text:p>
        </text:list-item>
      </text:list>
      <text:p text:style-name="P5"><text:span text:style-name="T9">let x=20;</text:span></text:p>
      <text:p text:style-name="P5"><text:span text:style-name="T9">if(x){</text:span></text:p>
      <text:p text:style-name="P5"><text:span text:style-name="T9"><text:s text:c="4"/>let y=40;</text:span></text:p>
      <text:p text:style-name="P5"><text:span text:style-name="T9">}</text:span></text:p>
      <text:p text:style-name="P5"><text:span text:style-name="T9">console.log(x);</text:span></text:p>
      <text:p text:style-name="P5"><text:span text:style-name="T9">console.log(y);</text:span><text:span text:style-name="T10"/></text:p>
      <text:p text:style-name="P6"><text:span text:style-name="T11">==================================================================================</text:span></text:p>
      <text:list text:style-name="L7">
        <text:list-item>
          <text:p text:style-name="P7"><text:span text:style-name="T12">Enhanced object properties:</text:span><text:span text:style-name="T13">Create an ‘Order’ object having data members ‘id’, ‘title’, ‘price’. Add the methods printOrder() &amp;getPrice(). Now, copy the order object using Object.assign().</text:span><text:span text:style-name="T14"/></text:p>
        </text:list-item>
      </text:list>
      <text:p text:style-name="P8"><text:span text:style-name="T15">const order={</text:span></text:p>
      <text:p text:style-name="P8"><text:span text:style-name="T15"><text:s text:c="4"/>id:1,</text:span></text:p>
      <text:p text:style-name="P8"><text:span text:style-name="T15"><text:s text:c="4"/>title:"sample order",</text:span></text:p>
      <text:p text:style-name="P8"><text:span text:style-name="T15"><text:s text:c="4"/>price:100,</text:span></text:p>
      <text:p text:style-name="P8"><text:span text:style-name="T15"><text:s text:c="4"/>printOrder(){</text:span></text:p>
      <text:p text:style-name="P8"><text:span text:style-name="T15"><text:s text:c="8"/>console.log(order);</text:span></text:p>
      <text:p text:style-name="P8"><text:span text:style-name="T15"><text:s text:c="4"/>},</text:span></text:p>
      <text:p text:style-name="P8"><text:span text:style-name="T15"><text:s text:c="4"/>getPrice(){</text:span></text:p>
      <text:p text:style-name="P8"><text:span text:style-name="T15"><text:s text:c="8"/>console.log(order.price);</text:span></text:p>
      <text:p text:style-name="P8"><text:span text:style-name="T15"><text:s text:c="4"/>}</text:span></text:p>
      <text:p text:style-name="P8"><text:span text:style-name="T15">}</text:span></text:p>
      <text:p text:style-name="P8"><text:span text:style-name="T15">order.printOrder();</text:span></text:p>
      <text:p text:style-name="P8"><text:span text:style-name="T15">order.getPrice();</text:span></text:p>
      <text:p text:style-name="P8"><text:span text:style-name="T15">const copiedOrder = Object.assign({}, order);</text:span></text:p>
      <text:p text:style-name="P8"><text:span text:style-name="T15">console.log(copiedOrder);</text:span><text:span text:style-name="T16"/></text:p>
      <text:p text:style-name="P8"><text:span text:style-name="T17">=</text:span><text:span text:style-name="T18">=====================================================================</text:span><text:span text:style-name="T19"/></text:p>
      <text:list text:style-name="L9">
        <text:list-item>
          <text:p text:style-name="P9"><text:span text:style-name="T20">Arrow functions:</text:span><text:span text:style-name="T21">Take an array of strings &amp; convert it into another array of object which has two properties {string, string_length}. For example:</text:span></text:p>
        </text:list-item>
      </text:list>
      <text:p text:style-name="P10"><text:span text:style-name="T21">let names = [‘Tom’, ‘Ivan’, ‘Jerry’]</text:span></text:p>
      <text:p text:style-name="P10"><text:span text:style-name="T21">Output: [ {name: ’Tom’, length: 3}, {name: ’Ivan’, length: 4 }, {name: ’Jerry’, length: 5} ]</text:span></text:p>
      <text:p text:style-name="P10"><text:span text:style-name="T22">let names=["tom","lvan","jerry"];</text:span></text:p>
      <text:p text:style-name="P10"><text:span text:style-name="T22">let newArray=names.map((ele)=&gt;({</text:span></text:p>
      <text:p text:style-name="P10"><text:span text:style-name="T22"><text:s text:c="4"/>name:ele,</text:span></text:p>
      <text:p text:style-name="P10"><text:span text:style-name="T22"><text:s text:c="3"/>length: ele.length</text:span></text:p>
      <text:p text:style-name="P10"><text:span text:style-name="T22">}));</text:span></text:p>
      <text:p text:style-name="P10"><text:span text:style-name="T22">console.log(newArray);</text:span></text:p>
      <text:p text:style-name="P10"><text:span text:style-name="T23">===========================================================</text:span></text:p>
      <text:list text:style-name="L11">
        <text:list-item>
          <text:p text:style-name="P11"><text:span text:style-name="T24">Extended parameter handling:</text:span></text:p>
        </text:list-item>
        <text:list-item>
          <text:p text:style-name="P12"><text:span text:style-name="T25">Write a add() with default values.</text:span></text:p>
        </text:list-item>
      </text:list>
      <text:p text:style-name="P13"><text:span text:style-name="T26">let add=(a=9,b=1)=&gt;{</text:span></text:p>
      <text:p text:style-name="P13"><text:span text:style-name="T26"><text:s text:c="4"/>return a+b;</text:span></text:p>
      <text:p text:style-name="P13"><text:span text:style-name="T26">}</text:span></text:p>
      <text:p text:style-name="P13"><text:span text:style-name="T26">console.log(add(6));</text:span></text:p>
      <text:p text:style-name="P13"><text:span text:style-name="T27">=========================================================</text:span></text:p>
      <text:list text:style-name="L14">
        <text:list-item>
          <text:p text:style-name="P14"><text:span text:style-name="T27">Write a function userFriends() that takes 2 arguments username &amp; array of user friends. The function should print username &amp; his list of friends. (Use rest parameters</text:span></text:p>
        </text:list-item>
      </text:list>
      <text:p text:style-name="P15"><text:span text:style-name="T28">function userFriend(username,...friends){</text:span></text:p>
      <text:p text:style-name="P15"><text:span text:style-name="T28"><text:s text:c="4"/>console.log(username);</text:span></text:p>
      <text:p text:style-name="P15"><text:span text:style-name="T28"><text:s text:c="4"/>console.log(friends);</text:span></text:p>
      <text:p text:style-name="P15"><text:span text:style-name="T28">}</text:span></text:p>
      <text:p text:style-name="P15"><text:span text:style-name="T28">userFriend("neha","sneha","john","keya");</text:span></text:p>
      <text:p text:style-name="P15"><text:span text:style-name="T29">*/</text:span></text:p>
      <text:p text:style-name="P15"><text:span text:style-name="T29">====================================================================</text:span></text:p>
      <text:list text:style-name="L16">
        <text:list-item>
          <text:p text:style-name="P16"><text:span text:style-name="T29">Write a function printCapitalNames() that takes five names as argument &amp; prints them in capital letters. Use spread operator in order to call printCapitalNames() function.</text:span></text:p>
        </text:list-item>
      </text:list>
      <text:p text:style-name="P17"><text:span text:style-name="T30">const namesArray = ['john', 'bob', 'david'];</text:span></text:p>
      <text:p text:style-name="P17"><text:span text:style-name="T30">let printCapitalNames = (...namesArray) =&gt; {</text:span></text:p>
      <text:p text:style-name="P17"><text:span text:style-name="T30"><text:s text:c="2"/>return namesArray.map((name) =&gt; name.toUpperCase());</text:span></text:p>
      <text:p text:style-name="P17"><text:span text:style-name="T30">};</text:span></text:p>
      <text:p text:style-name="P17"><text:span text:style-name="T30">const capitalizedNames = printCapitalNames(...namesArray);</text:span></text:p>
      <text:p text:style-name="P17"><text:span text:style-name="T30">console.log(capitalizedNames);</text:span></text:p>
      <text:p text:style-name="P17"><text:span text:style-name="T31">=======================================================================</text:span></text:p>
      <text:list text:style-name="L18">
        <text:list-item>
          <text:p text:style-name="P18"><text:span text:style-name="T32">Template literals:</text:span><text:span text:style-name="T33">Draft a ticket to Sysnet that describes problem with your laptop. Use ‘template literals’ to add value of laptop model, your desk no, your name etc.</text:span></text:p>
        </text:list-item>
      </text:list>
      <text:p text:style-name="P19"><text:span text:style-name="T33">const lapi = {</text:span></text:p>
      <text:p text:style-name="P19"><text:span text:style-name="T33"><text:s text:c="2"/>name4: "Dell",</text:span></text:p>
      <text:p text:style-name="P19"><text:span text:style-name="T33"><text:s text:c="2"/>model: "122h",</text:span></text:p>
      <text:p text:style-name="P19"><text:span text:style-name="T33"><text:s text:c="2"/>no: 12889,</text:span></text:p>
      <text:p text:style-name="P19"><text:span text:style-name="T33">};</text:span></text:p>
      <text:p text:style-name="P19"><text:span text:style-name="T33">console.log(`My laptop is ${lapi.name4} model ${lapi.model} with serial number ${lapi.no}`);</text:span></text:p>
      <text:p text:style-name="P19"><text:span text:style-name="T33">========================================================================</text:span></text:p>
      <text:list text:style-name="L20">
        <text:list-item>
          <text:p text:style-name="P20"><text:span text:style-name="T34">De-structuring assignment:</text:span><text:span text:style-name="T35"/></text:p>
        </text:list-item>
        <text:list-item>
          <text:p text:style-name="P21"><text:span text:style-name="T35">Suppose there is a javascript array with 4 elements. Print the value of 3</text:span><text:span text:style-name="T36">rd</text:span><text:span text:style-name="T37"><text:s/>element using array matching.</text:span></text:p>
        </text:list-item>
      </text:list>
      <text:p text:style-name="P22"><text:span text:style-name="T38">const myArray = [10, 20, 30, 40]; </text:span></text:p>
      <text:p text:style-name="P22"><text:span text:style-name="T38">const thirdElement = myArray[2];console.log(thirdElement);</text:span><text:span text:style-name="T39"/></text:p>
      <text:p text:style-name="P22"><text:span text:style-name="T39">=======================================================================</text:span></text:p>
      <text:list text:style-name="L23">
        <text:list-item>
          <text:p text:style-name="P23"><text:span text:style-name="T39">Create an organization object having attributes name, address. Write a program to retrieve pin code of an address using object deep matching.</text:span></text:p>
        </text:list-item>
      </text:list>
      <text:p text:style-name="P24"><text:span text:style-name="T40">const oraganization={</text:span></text:p>
      <text:p text:style-name="P24"><text:span text:style-name="T40"><text:s text:c="4"/>name:"xyz",</text:span></text:p>
      <text:p text:style-name="P24"><text:span text:style-name="T40"><text:s text:c="4"/>address:{</text:span></text:p>
      <text:p text:style-name="P24"><text:span text:style-name="T40"><text:s text:c="8"/>street:"123 main street",</text:span></text:p>
      <text:p text:style-name="P24"><text:span text:style-name="T40"><text:s text:c="8"/>city:"pune",</text:span></text:p>
      <text:p text:style-name="P24"><text:span text:style-name="T40"><text:s text:c="8"/>pincode:"1234"</text:span></text:p>
      <text:p text:style-name="P24"><text:span text:style-name="T40"><text:s text:c="4"/>}</text:span></text:p>
      <text:p text:style-name="P24"><text:span text:style-name="T40">};</text:span></text:p>
      <text:p text:style-name="P24"><text:span text:style-name="T40">console.log(oraganization.address.pincode);</text:span></text:p>
      <text:p text:style-name="P24"><text:span text:style-name="T41">======================================================================</text:span></text:p>
      <text:list text:style-name="L25">
        <text:list-item>
          <text:p text:style-name="P25"><text:span text:style-name="T42">Classes &amp; Modules:</text:span><text:span text:style-name="T43">Write a class Account with attributes id, name, balance. Add two sub classes SavingAccount &amp; CurrentAccount having specific attribute interest &amp; cash_credit respectively. Create multiple saving &amp; current account objects. Write a functionality to find out total balance in the bank.</text:span></text:p>
        </text:list-item>
      </text:list>
      <text:p text:style-name="P26"><text:span text:style-name="T43">class Account {</text:span></text:p>
      <text:p text:style-name="P26"><text:span text:style-name="T43"><text:s text:c="4"/>constructor(id, name, balance) {</text:span></text:p>
      <text:p text:style-name="P26"><text:span text:style-name="T43"><text:s text:c="5"/>this.id = id;</text:span></text:p>
      <text:p text:style-name="P26"><text:span text:style-name="T43"><text:s text:c="6"/>this.name = name;</text:span></text:p>
      <text:p text:style-name="P26"><text:span text:style-name="T43"><text:s text:c="6"/>this.balance = balance;</text:span></text:p>
      <text:p text:style-name="P26"><text:span text:style-name="T43"><text:s text:c="3"/>}</text:span></text:p>
      <text:p text:style-name="P26"><text:span text:style-name="T43"><text:s text:c="2"/>}</text:span></text:p>
      <text:p text:style-name="P26"><text:span text:style-name="T43"/></text:p>
      <text:p text:style-name="P26"><text:span text:style-name="T43"><text:s text:c="2"/>class SavingAccount extends Account {</text:span></text:p>
      <text:p text:style-name="P26"><text:span text:style-name="T43"><text:s text:c="4"/>constructor(id, name, balance, interest) {</text:span></text:p>
      <text:p text:style-name="P26"><text:span text:style-name="T43"><text:s text:c="6"/>super(id, name, balance);</text:span></text:p>
      <text:p text:style-name="P26"><text:span text:style-name="T43"><text:s text:c="6"/>this.interest = interest;</text:span></text:p>
      <text:p text:style-name="P26"><text:span text:style-name="T43"><text:s text:c="4"/>}</text:span></text:p>
      <text:p text:style-name="P26"><text:span text:style-name="T43"><text:s text:c="2"/>}</text:span></text:p>
      <text:p text:style-name="P26"><text:span text:style-name="T43"><text:s text:c="2"/></text:span></text:p>
      <text:p text:style-name="P26"><text:span text:style-name="T43"><text:s text:c="2"/>class CurrentAccount extends Account {</text:span></text:p>
      <text:p text:style-name="P26"><text:span text:style-name="T43"><text:s text:c="4"/>constructor(id, name, balance, cashCredit) {</text:span></text:p>
      <text:p text:style-name="P26"><text:span text:style-name="T43"><text:s text:c="6"/>super(id, name, balance);</text:span></text:p>
      <text:p text:style-name="P26"><text:span text:style-name="T43"><text:s text:c="4"/>this.cashCredit = cashCredit;</text:span></text:p>
      <text:p text:style-name="P26"><text:span text:style-name="T43"><text:s text:c="3"/>}</text:span></text:p>
      <text:p text:style-name="P26"><text:span text:style-name="T43"><text:s text:c="2"/>}</text:span></text:p>
      <text:p text:style-name="P26"><text:span text:style-name="T43"><text:s text:c="2"/></text:span></text:p>
      <text:p text:style-name="P26"><text:span text:style-name="T43"><text:s text:c="2"/>const saving1 = new SavingAccount(1, 'John Doe', 5000, 0.05);</text:span></text:p>
      <text:p text:style-name="P26"><text:span text:style-name="T43"><text:s text:c="2"/>const saving2 = new SavingAccount(2, 'Alice Smith', 7000, 0.04);</text:span></text:p>
      <text:p text:style-name="P26"><text:span text:style-name="T43"><text:s text:c="2"/>const current1 = new CurrentAccount(101, 'Bob Johnson', 10000, 2000);</text:span></text:p>
      <text:p text:style-name="P26"><text:span text:style-name="T43"><text:s text:c="2"/>const current2 = new CurrentAccount(102, 'Eve Wilson', 8000, 1500);</text:span></text:p>
      <text:p text:style-name="P26"><text:span text:style-name="T43"><text:s text:c="2"/></text:span></text:p>
      <text:p text:style-name="P26"><text:span text:style-name="T43"><text:s text:c="2"/>function getTotalBankBalance(accounts) {</text:span></text:p>
      <text:p text:style-name="P26"><text:span text:style-name="T43"><text:s text:c="4"/>let totalBalance = 0;</text:span></text:p>
      <text:p text:style-name="P26"><text:span text:style-name="T43"><text:s text:c="4"/>for (const account of accounts) {</text:span></text:p>
      <text:p text:style-name="P26"><text:span text:style-name="T43"><text:s text:c="6"/>totalBalance += account.balance;</text:span></text:p>
      <text:p text:style-name="P26"><text:span text:style-name="T43"><text:s text:c="4"/>}</text:span></text:p>
      <text:p text:style-name="P26"><text:span text:style-name="T43"><text:s text:c="4"/>return totalBalance;</text:span></text:p>
      <text:p text:style-name="P26"><text:span text:style-name="T43"><text:s text:c="2"/>}</text:span></text:p>
      <text:p text:style-name="P26"><text:span text:style-name="T43"><text:s text:c="2"/></text:span></text:p>
      <text:p text:style-name="P26"><text:span text:style-name="T43"><text:s text:c="2"/>const allAccounts = [saving1, saving2, current1, current2];</text:span></text:p>
      <text:p text:style-name="P26"><text:span text:style-name="T43"><text:s text:c="2"/></text:span></text:p>
      <text:p text:style-name="P26"><text:span text:style-name="T43"><text:s text:c="2"/>const totalBalance = getTotalBankBalance(allAccounts);</text:span></text:p>
      <text:p text:style-name="P26"><text:span text:style-name="T43"><text:s text:c="2"/>console.log(`Total Balance in the Bank: $${totalBalance}`);</text:span></text:p>
      <text:p text:style-name="P26"><text:span text:style-name="T43"><text:s text:c="2"/></text:span></text:p>
      <text:p text:style-name="P26"><text:span text:style-name="T43">========================================================================</text:span></text:p>
      <text:list text:style-name="L27">
        <text:list-item>
          <text:p text:style-name="P27"><text:span text:style-name="T44">Promises:</text:span><text:span text:style-name="T45"><text:s/>Create 2 promises, one generates value of x &amp; another generates value of y. Write a program to print sum of x &amp; y. (Use Promise.all)</text:span></text:p>
        </text:list-item>
      </text:list>
      <text:p text:style-name="P28"><text:span text:style-name="T45"/></text:p>
      <text:p text:style-name="P28"><text:span text:style-name="T45">const promiseX = new Promise((resolve) =&gt; {</text:span></text:p>
      <text:p text:style-name="P28"><text:span text:style-name="T45"><text:s text:c="4"/>setTimeout(() =&gt; {</text:span></text:p>
      <text:p text:style-name="P28"><text:span text:style-name="T45"><text:s text:c="6"/>const x = 10; </text:span></text:p>
      <text:p text:style-name="P28"><text:span text:style-name="T45"><text:s text:c="6"/>resolve(x);</text:span></text:p>
      <text:p text:style-name="P28"><text:span text:style-name="T45"><text:s text:c="4"/>}, 1000); </text:span></text:p>
      <text:p text:style-name="P28"><text:span text:style-name="T45"><text:s text:c="2"/>});</text:span></text:p>
      <text:p text:style-name="P28"><text:span text:style-name="T45"><text:s text:c="2"/></text:span></text:p>
      <text:p text:style-name="P28"><text:span text:style-name="T45"><text:s text:c="2"/></text:span></text:p>
      <text:p text:style-name="P28"><text:span text:style-name="T45"><text:s text:c="2"/>const promiseY = new Promise((resolve) =&gt; {</text:span></text:p>
      <text:p text:style-name="P28"><text:span text:style-name="T45"><text:s text:c="4"/>setTimeout(() =&gt; {</text:span></text:p>
      <text:p text:style-name="P28"><text:span text:style-name="T45"><text:s text:c="6"/>const y = 20; </text:span></text:p>
      <text:p text:style-name="P28"><text:span text:style-name="T45"><text:s text:c="6"/>resolve(y);</text:span></text:p>
      <text:p text:style-name="P28"><text:span text:style-name="T45"><text:s text:c="4"/>}, 1500); </text:span></text:p>
      <text:p text:style-name="P28"><text:span text:style-name="T45"><text:s text:c="2"/>});</text:span></text:p>
      <text:p text:style-name="P28"><text:span text:style-name="T45"><text:s text:c="2"/></text:span></text:p>
      <text:p text:style-name="P28"><text:span text:style-name="T45"><text:s text:c="2"/></text:span></text:p>
      <text:p text:style-name="P28"><text:span text:style-name="T45"><text:s text:c="2"/>Promise.all([promiseX, promiseY])</text:span></text:p>
      <text:p text:style-name="P28"><text:span text:style-name="T45"><text:s text:c="4"/>.then(([x, y]) =&gt; {</text:span></text:p>
      <text:p text:style-name="P28"><text:span text:style-name="T45"><text:s text:c="6"/>const sum = x + y;</text:span></text:p>
      <text:p text:style-name="P28"><text:span text:style-name="T45"><text:s text:c="6"/>console.log(`Sum of x and y is: ${sum}`);</text:span></text:p>
      <text:p text:style-name="P28"><text:span text:style-name="T45"><text:s text:c="4"/>})</text:span></text:p>
      <text:p text:style-name="P28"><text:span text:style-name="T45"><text:s text:c="4"/>.catch((error) =&gt; {</text:span></text:p>
      <text:p text:style-name="P28"><text:span text:style-name="T45"><text:s text:c="6"/>console.error("An error occurred:", error);</text:span></text:p>
      <text:p text:style-name="P28"><text:span text:style-name="T45"><text:s text:c="4"/>});</text:span></text:p>
      <text:p text:style-name="P28"><text:span text:style-name="T45"><text:s text:c="2"/></text:span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8"><text:span text:style-name="T45"/></text:p>
      <text:p text:style-name="P29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